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900000032697F0CCA40BE7190.png" manifest:media-type="image/png"/>
  <manifest:file-entry manifest:full-path="Pictures/100000000000034A000000358583A142A9EB2829.png" manifest:media-type="image/png"/>
  <manifest:file-entry manifest:full-path="Pictures/10000000000003830000001F19F99284AEFA291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MonacoRegular, 'Courier New', monospace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4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4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7c91" officeooo:paragraph-rsid="00197c91"/>
    </style:style>
    <style:style style:name="P2" style:family="paragraph" style:parent-style-name="Standard">
      <style:paragraph-properties fo:text-align="center" style:justify-single-word="false"/>
      <style:text-properties officeooo:rsid="00197c91" officeooo:paragraph-rsid="00197c91"/>
    </style:style>
    <style:style style:name="P3" style:family="paragraph" style:parent-style-name="Standard">
      <style:paragraph-properties fo:text-align="center" style:justify-single-word="false"/>
      <style:text-properties officeooo:rsid="001ad103" officeooo:paragraph-rsid="001ad103"/>
    </style:style>
    <style:style style:name="P4" style:family="paragraph" style:parent-style-name="Standard">
      <style:text-properties officeooo:rsid="001eb52e" officeooo:paragraph-rsid="001eb52e"/>
    </style:style>
    <style:style style:name="P5" style:family="paragraph" style:parent-style-name="Standard">
      <style:paragraph-properties fo:text-align="center" style:justify-single-word="false"/>
      <style:text-properties officeooo:rsid="001eb52e" officeooo:paragraph-rsid="001eb52e"/>
    </style:style>
    <style:style style:name="P6" style:family="paragraph" style:parent-style-name="Standard">
      <style:text-properties officeooo:rsid="00201ae3" officeooo:paragraph-rsid="00201ae3"/>
    </style:style>
    <style:style style:name="P7" style:family="paragraph" style:parent-style-name="Standard">
      <style:paragraph-properties fo:text-align="center" style:justify-single-word="false"/>
      <style:text-properties officeooo:rsid="00201ae3" officeooo:paragraph-rsid="00201ae3"/>
    </style:style>
    <style:style style:name="P8" style:family="paragraph" style:parent-style-name="Standard">
      <style:paragraph-properties fo:text-align="start" style:justify-single-word="false"/>
      <style:text-properties officeooo:rsid="00201ae3" officeooo:paragraph-rsid="00201ae3"/>
    </style:style>
    <style:style style:name="P9" style:family="paragraph" style:parent-style-name="Table_20_Contents">
      <style:text-properties officeooo:rsid="00197c91" officeooo:paragraph-rsid="00197c91"/>
    </style:style>
    <style:style style:name="P10" style:family="paragraph" style:parent-style-name="Table_20_Contents">
      <style:text-properties officeooo:rsid="001ad103" officeooo:paragraph-rsid="001ad103"/>
    </style:style>
    <style:style style:name="P11" style:family="paragraph" style:parent-style-name="Table_20_Contents">
      <style:text-properties officeooo:rsid="001becc8" officeooo:paragraph-rsid="001becc8"/>
    </style:style>
    <style:style style:name="P12" style:family="paragraph" style:parent-style-name="Table_20_Contents">
      <style:text-properties officeooo:rsid="001cbf2f" officeooo:paragraph-rsid="001cbf2f"/>
    </style:style>
    <style:style style:name="P13" style:family="paragraph" style:parent-style-name="Table_20_Contents">
      <style:paragraph-properties fo:text-align="start" style:justify-single-word="false"/>
      <style:text-properties officeooo:rsid="002199fd" officeooo:paragraph-rsid="002199fd"/>
    </style:style>
    <style:style style:name="P14" style:family="paragraph" style:parent-style-name="Table_20_Contents">
      <style:text-properties fo:font-weight="bold" officeooo:rsid="00197c91" officeooo:paragraph-rsid="00197c91" style:font-weight-asian="bold" style:font-weight-complex="bold"/>
    </style:style>
    <style:style style:name="P15" style:family="paragraph" style:parent-style-name="Table_20_Contents">
      <style:text-properties fo:font-weight="bold" officeooo:rsid="00197c91" officeooo:paragraph-rsid="001ad103" style:font-weight-asian="bold" style:font-weight-complex="bold"/>
    </style:style>
    <style:style style:name="P16" style:family="paragraph" style:parent-style-name="Table_20_Contents">
      <style:text-properties fo:font-weight="bold" officeooo:rsid="002199fd" officeooo:paragraph-rsid="002199fd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weight="bold" officeooo:rsid="002199fd" officeooo:paragraph-rsid="002199fd" style:font-weight-asian="bold" style:font-weight-complex="bold"/>
    </style:style>
    <style:style style:name="P18" style:family="paragraph" style:parent-style-name="Table_20_Contents">
      <style:text-properties fo:font-weight="bold" officeooo:rsid="001cbf2f" officeooo:paragraph-rsid="001cbf2f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Object/Instance creation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7">Program</text:p>
          </table:table-cell>
        </table:table-row>
        <table:table-row>
          <table:table-cell table:style-name="Table3.A2" office:value-type="string">
            <text:p text:style-name="P13">class A</text:p>
            <text:p text:style-name="P13"><text:tab/>puts "good morning"</text:p>
            <text:p text:style-name="P13">end</text:p>
            <text:p text:style-name="P13"/>
            <text:p text:style-name="P13">a=A.new</text:p>
          </table:table-cell>
        </table:table-row>
        <table:table-row>
          <table:table-cell table:style-name="Table3.A2" office:value-type="string">
            <text:p text:style-name="P17">O/P</text:p>
          </table:table-cell>
        </table:table-row>
        <table:table-row>
          <table:table-cell table:style-name="Table3.A2" office:value-type="string">
            <text:p text:style-name="P17"><draw:frame draw:style-name="fr2" draw:name="Image3" text:anchor-type="paragraph" svg:width="16.806cm" svg:height="0.579cm" draw:z-index="2"><draw:image xlink:href="Pictures/10000000000003830000001F19F99284AEFA2910.png" xlink:type="simple" xlink:show="embed" xlink:actuate="onLoad"/></draw:frame></text:p>
          </table:table-cell>
        </table:table-row>
      </table:table>
      <text:p text:style-name="P8"><text:tab/></text:p>
      <text:p text:style-name="P2">Inheritence in Ruby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4">Program</text:p>
          </table:table-cell>
        </table:table-row>
        <table:table-row>
          <table:table-cell table:style-name="Table1.A2" office:value-type="string">
            <text:p text:style-name="P9">class Car</text:p>
            <text:p text:style-name="P9"/>
            <text:p text:style-name="P9"><text:tab/>def moving</text:p>
            <text:p text:style-name="P9"><text:tab/><text:tab/>puts "My top speed is 450kms/hr "</text:p>
            <text:p text:style-name="P9"><text:tab/>end</text:p>
            <text:p text:style-name="P9"/>
            <text:p text:style-name="P9">end</text:p>
            <text:p text:style-name="P9"/>
            <text:p text:style-name="P9">class Hundai&lt;Car</text:p>
            <text:p text:style-name="P9"><text:tab/>def my_hundai</text:p>
            <text:p text:style-name="P9"><text:tab/><text:tab/>puts "my color is red"</text:p>
            <text:p text:style-name="P9"><text:tab/>end</text:p>
            <text:p text:style-name="P9">end</text:p>
            <text:p text:style-name="P9"/>
            <text:p text:style-name="P9">h_car=Hundai.new</text:p>
            <text:p text:style-name="P9">h_car.moving</text:p>
            <text:p text:style-name="P9">h_car.my_hundai</text:p>
          </table:table-cell>
        </table:table-row>
        <table:table-row>
          <table:table-cell table:style-name="Table1.A2" office:value-type="string">
            <text:p text:style-name="P16">O/P</text:p>
          </table:table-cell>
        </table:table-row>
        <table:table-row>
          <table:table-cell table:style-name="Table1.A2" office:value-type="string">
            <text:p text:style-name="P12"><draw:frame draw:style-name="fr2" draw:name="Image2" text:anchor-type="paragraph" svg:width="16.806cm" svg:height="1.057cm" draw:z-index="1"><draw:image xlink:href="Pictures/100000000000034A000000358583A142A9EB2829.png" xlink:type="simple" xlink:show="embed" xlink:actuate="onLoad"/></draw:frame></text:p>
          </table:table-cell>
        </table:table-row>
      </table:table>
      <text:p text:style-name="P1"/>
      <text:p text:style-name="P2"/>
      <text:p text:style-name="P3">Encapsulation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5">Program</text:p>
          </table:table-cell>
        </table:table-row>
        <table:table-row>
          <table:table-cell table:style-name="Table2.A2" office:value-type="string">
            <text:p text:style-name="P11">class Person</text:p>
            <text:p text:style-name="P11"><text:s text:c="2"/>attr_accessor :name</text:p>
            <text:p text:style-name="P11"><text:s text:c="2"/>attr_accessor :age</text:p>
            <text:p text:style-name="P11"><text:s/></text:p>
            <text:p text:style-name="P11"><text:s text:c="2"/>def initialize(age)</text:p>
            <text:p text:style-name="P11"><text:s text:c="3"/></text:p>
            <text:p text:style-name="P11"><text:s text:c="4"/>puts "The age value supplied is #@age"</text:p>
            <text:p text:style-name="P11"><text:s text:c="2"/>end</text:p>
            <text:p text:style-name="P11"><text:s/></text:p>
            <text:p text:style-name="P11"><text:s text:c="2"/>def set_name(name)</text:p>
            <text:p text:style-name="P11"><text:soft-page-break/><text:s text:c="3"/><text:tab/> puts "The name value supplied is #@name"</text:p>
            <text:p text:style-name="P11"><text:s text:c="2"/>end</text:p>
            <text:p text:style-name="P11">end</text:p>
            <text:p text:style-name="P11"><text:s/></text:p>
            <text:p text:style-name="P11"><text:s/>person=Person.new(25)</text:p>
            <text:p text:style-name="P11"><text:s/>person.set_name("venkatesh")</text:p>
          </table:table-cell>
        </table:table-row>
        <table:table-row>
          <table:table-cell table:style-name="Table2.A2" office:value-type="string">
            <text:p text:style-name="P18">O/p</text:p>
          </table:table-cell>
        </table:table-row>
        <table:table-row>
          <table:table-cell table:style-name="Table2.A2" office:value-type="string">
            <text:p text:style-name="P11"><draw:frame draw:style-name="fr1" draw:name="Image1" text:anchor-type="paragraph" svg:width="16.806cm" svg:height="0.912cm" draw:z-index="0"><draw:image xlink:href="Pictures/100000000000039900000032697F0CCA40BE7190.png" xlink:type="simple" xlink:show="embed" xlink:actuate="onLoad"/></draw:frame></text:p>
          </table:table-cell>
        </table:table-row>
      </table:table>
      <text:p text:style-name="P1"/>
      <text:p text:style-name="P5">Polymorphism</text:p>
      <text:p text:style-name="P4"/>
      <text:p text:style-name="P4"/>
      <text:p text:style-name="P4"/>
      <text:p text:style-name="P4"/>
      <text:p text:style-name="P4"/>
      <text:p text:style-name="P6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MonacoRegular, 'Courier New', monospace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05:30:51.028462164</meta:creation-date>
    <dc:date>2016-09-22T06:09:16.333466753</dc:date>
    <meta:editing-duration>PT28M13S</meta:editing-duration>
    <meta:editing-cycles>10</meta:editing-cycles>
    <meta:generator>LibreOffice/5.1.4.2$Linux_X86_64 LibreOffice_project/10m0$Build-2</meta:generator>
    <meta:document-statistic meta:table-count="3" meta:image-count="3" meta:object-count="0" meta:page-count="2" meta:paragraph-count="44" meta:word-count="76" meta:character-count="553" meta:non-whitespace-character-count="477"/>
  </office:meta>
</office:document-meta>
</file>